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3.11cm" fo:min-width="5.688cm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loext:fill-use-slide-background="false" draw:textarea-horizontal-align="justify" draw:textarea-vertical-align="top" draw:auto-grow-height="false" fo:min-height="5.584cm" fo:min-width="10.81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background-color="#ffffff"/>
    </style:style>
    <style:style style:name="P3" style:family="paragraph">
      <loext:graphic-properties draw:fill="none" draw:fill-color="#ffffff"/>
      <style:paragraph-properties fo:text-align="center"/>
      <style:text-properties fo:background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 draw:fill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75cm" svg:y1="9.85cm" svg:x2="17.5cm" svg:y2="9.85cm">
          <text:p/>
        </draw:line>
        <draw:custom-shape draw:style-name="gr2" draw:text-style-name="P3" draw:layer="layout" svg:width="8.75cm" svg:height="4.75cm" svg:x="8.75cm" svg:y="7.5cm">
          <text:p text:style-name="P2"><text:span text:style-name="T1">JV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6cm" svg:height="8.25cm" svg:x="2.75cm" svg:y="5.75cm">
          <text:p text:style-name="P4">Libe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432cm" svg:height="0.962cm" svg:x="11.5cm" svg:y="8.038cm">
          <draw:text-box>
            <text:p>Java heap</text:p>
          </draw:text-box>
        </draw:frame>
        <draw:frame draw:style-name="gr4" draw:text-style-name="P6" draw:layer="layout" svg:width="3.891cm" svg:height="0.962cm" svg:x="11.5cm" svg:y="10.538cm">
          <draw:text-box>
            <text:p>Native hea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6:14:56.608699922</meta:creation-date>
    <meta:generator>LibreOffice/24.8.5.2$Linux_X86_64 LibreOffice_project/480$Build-2</meta:generator>
    <dc:date>2025-03-03T16:20:04.676283007</dc:date>
    <meta:editing-duration>PT5M7S</meta:editing-duration>
    <meta:editing-cycles>3</meta:editing-cycles>
    <meta:document-statistic meta:object-count="5"/>
  </office:meta>
</office:document-meta>
</file>